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mppSenderEndpoint.getMarsha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ppSenderEndpoint.connect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SmppSenderEndpoint.reconn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mppSenderEndpoint.processInOnly( MessageExchange exchange , NormalizedMessage i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mppSenderEndpoint.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mppSenderEndpoint.setConnection( Connection conn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ppSenderEndpoint.get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ppSenderEndpoint.getH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ppSenderEndpoint.disconnect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mppSenderEndpoint.processInOut( MessageExchange exchange , NormalizedMessage in , NormalizedMessage ou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mppSenderEndpoint.packetReceived( Connection conn , SMPPPacket pack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SmppSenderEndpoint.getBindRetry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ppSenderEndpoint.setMarshaler( SmppMarshalerSupport marsha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ppSenderEndpoint.setResource( String 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ppSenderEndpoint.getPasswo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ppSenderEndpoint.s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mppSenderEndpoint.getConn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ppSenderEndpoint.setBindRetryCycle( long bindRetryCyc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ppSenderEndpoint.setPort( int 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ppSenderEndpoint.update( Connection conn , SMPPEvent ev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mppSenderEndpoint.getU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ppSenderEndpoint.setPassword( String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ppSenderEndpoint.get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ppSenderEndpoint.setHost( String ho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ppSenderEndpoint.validate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3">
            <text:p text:style-name="Table_20_Contents">1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mppSenderEndpoint.setUser( String u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